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pisode</text:p>
          </table:table-cell>
          <table:table-cell office:value-type="string" calcext:value-type="string">
            <text:p>ta41</text:p>
          </table:table-cell>
          <table:table-cell office:value-type="string" calcext:value-type="string">
            <text:p>ta42</text:p>
          </table:table-cell>
          <table:table-cell office:value-type="string" calcext:value-type="string">
            <text:p>ta43</text:p>
          </table:table-cell>
          <table:table-cell office:value-type="string" calcext:value-type="string">
            <text:p>ta44</text:p>
          </table:table-cell>
          <table:table-cell office:value-type="string" calcext:value-type="string">
            <text:p>ta45</text:p>
          </table:table-cell>
          <table:table-cell/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5" calcext:value-type="float">
            <text:p>2515</text:p>
          </table:table-cell>
          <table:table-cell office:value-type="float" office:value="2531" calcext:value-type="float">
            <text:p>2531</text:p>
          </table:table-cell>
          <table:table-cell office:value-type="float" office:value="2533" calcext:value-type="float">
            <text:p>2533</text:p>
          </table:table-cell>
          <table:table-cell/>
          <table:table-cell office:value-type="float" office:value="2664" calcext:value-type="float">
            <text:p>2664</text:p>
          </table:table-cell>
          <table:table-cell/>
          <table:table-cell table:formula="of:=SUM([.B2];[.C2];[.D2];[.E2];[.F2])" office:value-type="float" office:value="10243" calcext:value-type="float">
            <text:p>102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15" calcext:value-type="float">
            <text:p>2515</text:p>
          </table:table-cell>
          <table:table-cell office:value-type="float" office:value="2531" calcext:value-type="float">
            <text:p>2531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2599" calcext:value-type="float">
            <text:p>2599</text:p>
          </table:table-cell>
          <table:table-cell/>
          <table:table-cell table:formula="of:=SUM([.B3];[.C3];[.D3];[.E3];[.F3])" office:value-type="float" office:value="10145" calcext:value-type="float">
            <text:p>10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15" calcext:value-type="float">
            <text:p>2515</text:p>
          </table:table-cell>
          <table:table-cell office:value-type="float" office:value="2531" calcext:value-type="float">
            <text:p>2531</text:p>
          </table:table-cell>
          <table:table-cell office:value-type="float" office:value="2441" calcext:value-type="float">
            <text:p>2441</text:p>
          </table:table-cell>
          <table:table-cell/>
          <table:table-cell office:value-type="float" office:value="2569" calcext:value-type="float">
            <text:p>2569</text:p>
          </table:table-cell>
          <table:table-cell/>
          <table:table-cell table:formula="of:=SUM([.B4];[.C4];[.D4];[.E4];[.F4])" office:value-type="float" office:value="10056" calcext:value-type="float">
            <text:p>100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15" calcext:value-type="float">
            <text:p>2515</text:p>
          </table:table-cell>
          <table:table-cell office:value-type="float" office:value="2531" calcext:value-type="float">
            <text:p>2531</text:p>
          </table:table-cell>
          <table:table-cell office:value-type="float" office:value="2441" calcext:value-type="float">
            <text:p>2441</text:p>
          </table:table-cell>
          <table:table-cell/>
          <table:table-cell office:value-type="float" office:value="2465" calcext:value-type="float">
            <text:p>2465</text:p>
          </table:table-cell>
          <table:table-cell/>
          <table:table-cell table:formula="of:=SUM([.B5];[.C5];[.D5];[.E5];[.F5])" office:value-type="float" office:value="9952" calcext:value-type="float">
            <text:p>99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15" calcext:value-type="float">
            <text:p>2515</text:p>
          </table:table-cell>
          <table:table-cell office:value-type="float" office:value="2508" calcext:value-type="float">
            <text:p>2508</text:p>
          </table:table-cell>
          <table:table-cell office:value-type="float" office:value="2420" calcext:value-type="float">
            <text:p>2420</text:p>
          </table:table-cell>
          <table:table-cell/>
          <table:table-cell office:value-type="float" office:value="2465" calcext:value-type="float">
            <text:p>2465</text:p>
          </table:table-cell>
          <table:table-cell/>
          <table:table-cell table:formula="of:=SUM([.B6];[.C6];[.D6];[.E6];[.F6])" office:value-type="float" office:value="9908" calcext:value-type="float">
            <text:p>99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15" calcext:value-type="float">
            <text:p>2515</text:p>
          </table:table-cell>
          <table:table-cell office:value-type="float" office:value="2441" calcext:value-type="float">
            <text:p>2441</text:p>
          </table:table-cell>
          <table:table-cell office:value-type="float" office:value="2420" calcext:value-type="float">
            <text:p>2420</text:p>
          </table:table-cell>
          <table:table-cell/>
          <table:table-cell office:value-type="float" office:value="2434" calcext:value-type="float">
            <text:p>2434</text:p>
          </table:table-cell>
          <table:table-cell/>
          <table:table-cell table:formula="of:=SUM([.B7];[.C7];[.D7];[.E7];[.F7])" office:value-type="float" office:value="9810" calcext:value-type="float">
            <text:p>98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12" calcext:value-type="float">
            <text:p>2512</text:p>
          </table:table-cell>
          <table:table-cell office:value-type="float" office:value="2441" calcext:value-type="float">
            <text:p>2441</text:p>
          </table:table-cell>
          <table:table-cell office:value-type="float" office:value="2390" calcext:value-type="float">
            <text:p>2390</text:p>
          </table:table-cell>
          <table:table-cell/>
          <table:table-cell office:value-type="float" office:value="2434" calcext:value-type="float">
            <text:p>2434</text:p>
          </table:table-cell>
          <table:table-cell/>
          <table:table-cell table:formula="of:=SUM([.B8];[.C8];[.D8];[.E8];[.F8])" office:value-type="float" office:value="9777" calcext:value-type="float">
            <text:p>97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2" calcext:value-type="float">
            <text:p>2512</text:p>
          </table:table-cell>
          <table:table-cell office:value-type="float" office:value="2441" calcext:value-type="float">
            <text:p>2441</text:p>
          </table:table-cell>
          <table:table-cell office:value-type="float" office:value="2373" calcext:value-type="float">
            <text:p>2373</text:p>
          </table:table-cell>
          <table:table-cell/>
          <table:table-cell office:value-type="float" office:value="2434" calcext:value-type="float">
            <text:p>2434</text:p>
          </table:table-cell>
          <table:table-cell/>
          <table:table-cell table:formula="of:=SUM([.B9];[.C9];[.D9];[.E9];[.F9])" office:value-type="float" office:value="9760" calcext:value-type="float">
            <text:p>97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12" calcext:value-type="float">
            <text:p>2512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/>
          <table:table-cell office:value-type="float" office:value="2434" calcext:value-type="float">
            <text:p>2434</text:p>
          </table:table-cell>
          <table:table-cell/>
          <table:table-cell table:formula="of:=SUM([.B10];[.C10];[.D10];[.E10];[.F10])" office:value-type="float" office:value="9742" calcext:value-type="float">
            <text:p>97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12" calcext:value-type="float">
            <text:p>2512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/>
          <table:table-cell office:value-type="float" office:value="2434" calcext:value-type="float">
            <text:p>2434</text:p>
          </table:table-cell>
          <table:table-cell/>
          <table:table-cell table:formula="of:=SUM([.B11];[.C11];[.D11];[.E11];[.F11])" office:value-type="float" office:value="9742" calcext:value-type="float">
            <text:p>97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12" calcext:value-type="float">
            <text:p>2512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/>
          <table:table-cell office:value-type="float" office:value="2433" calcext:value-type="float">
            <text:p>2433</text:p>
          </table:table-cell>
          <table:table-cell/>
          <table:table-cell table:formula="of:=SUM([.B12];[.C12];[.D12];[.E12];[.F12])" office:value-type="float" office:value="9741" calcext:value-type="float">
            <text:p>97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64" calcext:value-type="float">
            <text:p>2464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/>
          <table:table-cell office:value-type="float" office:value="2433" calcext:value-type="float">
            <text:p>2433</text:p>
          </table:table-cell>
          <table:table-cell/>
          <table:table-cell table:formula="of:=SUM([.B13];[.C13];[.D13];[.E13];[.F13])" office:value-type="float" office:value="9693" calcext:value-type="float">
            <text:p>96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64" calcext:value-type="float">
            <text:p>2464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/>
          <table:table-cell office:value-type="float" office:value="2433" calcext:value-type="float">
            <text:p>2433</text:p>
          </table:table-cell>
          <table:table-cell/>
          <table:table-cell table:formula="of:=SUM([.B14];[.C14];[.D14];[.E14];[.F14])" office:value-type="float" office:value="9693" calcext:value-type="float">
            <text:p>96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64" calcext:value-type="float">
            <text:p>2464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/>
          <table:table-cell office:value-type="float" office:value="2411" calcext:value-type="float">
            <text:p>2411</text:p>
          </table:table-cell>
          <table:table-cell/>
          <table:table-cell table:formula="of:=SUM([.B15];[.C15];[.D15];[.E15];[.F15])" office:value-type="float" office:value="9671" calcext:value-type="float">
            <text:p>96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23" calcext:value-type="float">
            <text:p>2423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/>
          <table:table-cell office:value-type="float" office:value="2411" calcext:value-type="float">
            <text:p>2411</text:p>
          </table:table-cell>
          <table:table-cell/>
          <table:table-cell table:formula="of:=SUM([.B16];[.C16];[.D16];[.E16];[.F16])" office:value-type="float" office:value="9630" calcext:value-type="float">
            <text:p>96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23" calcext:value-type="float">
            <text:p>2423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/>
          <table:table-cell office:value-type="float" office:value="2411" calcext:value-type="float">
            <text:p>2411</text:p>
          </table:table-cell>
          <table:table-cell/>
          <table:table-cell table:formula="of:=SUM([.B17];[.C17];[.D17];[.E17];[.F17])" office:value-type="float" office:value="9630" calcext:value-type="float">
            <text:p>96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23" calcext:value-type="float">
            <text:p>2423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/>
          <table:table-cell office:value-type="float" office:value="2411" calcext:value-type="float">
            <text:p>2411</text:p>
          </table:table-cell>
          <table:table-cell/>
          <table:table-cell table:formula="of:=SUM([.B18];[.C18];[.D18];[.E18];[.F18])" office:value-type="float" office:value="9630" calcext:value-type="float">
            <text:p>96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23" calcext:value-type="float">
            <text:p>2423</text:p>
          </table:table-cell>
          <table:table-cell office:value-type="float" office:value="2432" calcext:value-type="float">
            <text:p>2432</text:p>
          </table:table-cell>
          <table:table-cell office:value-type="float" office:value="2322" calcext:value-type="float">
            <text:p>2322</text:p>
          </table:table-cell>
          <table:table-cell/>
          <table:table-cell office:value-type="float" office:value="2392" calcext:value-type="float">
            <text:p>2392</text:p>
          </table:table-cell>
          <table:table-cell/>
          <table:table-cell table:formula="of:=SUM([.B19];[.C19];[.D19];[.E19];[.F19])" office:value-type="float" office:value="9569" calcext:value-type="float">
            <text:p>95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23" calcext:value-type="float">
            <text:p>2423</text:p>
          </table:table-cell>
          <table:table-cell office:value-type="float" office:value="2432" calcext:value-type="float">
            <text:p>2432</text:p>
          </table:table-cell>
          <table:table-cell office:value-type="float" office:value="2314" calcext:value-type="float">
            <text:p>2314</text:p>
          </table:table-cell>
          <table:table-cell/>
          <table:table-cell office:value-type="float" office:value="2392" calcext:value-type="float">
            <text:p>2392</text:p>
          </table:table-cell>
          <table:table-cell/>
          <table:table-cell table:formula="of:=SUM([.B20];[.C20];[.D20];[.E20];[.F20])" office:value-type="float" office:value="9561" calcext:value-type="float">
            <text:p>95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23" calcext:value-type="float">
            <text:p>2423</text:p>
          </table:table-cell>
          <table:table-cell office:value-type="float" office:value="2432" calcext:value-type="float">
            <text:p>2432</text:p>
          </table:table-cell>
          <table:table-cell office:value-type="float" office:value="2314" calcext:value-type="float">
            <text:p>2314</text:p>
          </table:table-cell>
          <table:table-cell/>
          <table:table-cell office:value-type="float" office:value="2392" calcext:value-type="float">
            <text:p>2392</text:p>
          </table:table-cell>
          <table:table-cell/>
          <table:table-cell table:formula="of:=SUM([.B21];[.C21];[.D21];[.E21];[.F21])" office:value-type="float" office:value="9561" calcext:value-type="float">
            <text:p>95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23" calcext:value-type="float">
            <text:p>2423</text:p>
          </table:table-cell>
          <table:table-cell office:value-type="float" office:value="2432" calcext:value-type="float">
            <text:p>2432</text:p>
          </table:table-cell>
          <table:table-cell office:value-type="float" office:value="2314" calcext:value-type="float">
            <text:p>2314</text:p>
          </table:table-cell>
          <table:table-cell/>
          <table:table-cell office:value-type="float" office:value="2392" calcext:value-type="float">
            <text:p>2392</text:p>
          </table:table-cell>
          <table:table-cell/>
          <table:table-cell table:formula="of:=SUM([.B22];[.C22];[.D22];[.E22];[.F22])" office:value-type="float" office:value="9561" calcext:value-type="float">
            <text:p>95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23" calcext:value-type="float">
            <text:p>2423</text:p>
          </table:table-cell>
          <table:table-cell office:value-type="float" office:value="2432" calcext:value-type="float">
            <text:p>2432</text:p>
          </table:table-cell>
          <table:table-cell office:value-type="float" office:value="2314" calcext:value-type="float">
            <text:p>2314</text:p>
          </table:table-cell>
          <table:table-cell/>
          <table:table-cell office:value-type="float" office:value="2392" calcext:value-type="float">
            <text:p>2392</text:p>
          </table:table-cell>
          <table:table-cell/>
          <table:table-cell table:formula="of:=SUM([.B23];[.C23];[.D23];[.E23];[.F23])" office:value-type="float" office:value="9561" calcext:value-type="float">
            <text:p>95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23" calcext:value-type="float">
            <text:p>2423</text:p>
          </table:table-cell>
          <table:table-cell office:value-type="float" office:value="2432" calcext:value-type="float">
            <text:p>2432</text:p>
          </table:table-cell>
          <table:table-cell office:value-type="float" office:value="2314" calcext:value-type="float">
            <text:p>2314</text:p>
          </table:table-cell>
          <table:table-cell/>
          <table:table-cell office:value-type="float" office:value="2392" calcext:value-type="float">
            <text:p>2392</text:p>
          </table:table-cell>
          <table:table-cell/>
          <table:table-cell table:formula="of:=SUM([.B24];[.C24];[.D24];[.E24];[.F24])" office:value-type="float" office:value="9561" calcext:value-type="float">
            <text:p>95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23" calcext:value-type="float">
            <text:p>2423</text:p>
          </table:table-cell>
          <table:table-cell office:value-type="float" office:value="2403" calcext:value-type="float">
            <text:p>2403</text:p>
          </table:table-cell>
          <table:table-cell office:value-type="float" office:value="2314" calcext:value-type="float">
            <text:p>2314</text:p>
          </table:table-cell>
          <table:table-cell/>
          <table:table-cell office:value-type="float" office:value="2392" calcext:value-type="float">
            <text:p>2392</text:p>
          </table:table-cell>
          <table:table-cell/>
          <table:table-cell table:formula="of:=SUM([.B25];[.C25];[.D25];[.E25];[.F25])" office:value-type="float" office:value="9532" calcext:value-type="float">
            <text:p>95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20" calcext:value-type="float">
            <text:p>2420</text:p>
          </table:table-cell>
          <table:table-cell office:value-type="float" office:value="2403" calcext:value-type="float">
            <text:p>2403</text:p>
          </table:table-cell>
          <table:table-cell office:value-type="float" office:value="2314" calcext:value-type="float">
            <text:p>2314</text:p>
          </table:table-cell>
          <table:table-cell/>
          <table:table-cell office:value-type="float" office:value="2392" calcext:value-type="float">
            <text:p>2392</text:p>
          </table:table-cell>
          <table:table-cell/>
          <table:table-cell table:formula="of:=SUM([.B26];[.C26];[.D26];[.E26];[.F26])" office:value-type="float" office:value="9529" calcext:value-type="float">
            <text:p>95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19" calcext:value-type="float">
            <text:p>2419</text:p>
          </table:table-cell>
          <table:table-cell office:value-type="float" office:value="2403" calcext:value-type="float">
            <text:p>2403</text:p>
          </table:table-cell>
          <table:table-cell office:value-type="float" office:value="2314" calcext:value-type="float">
            <text:p>2314</text:p>
          </table:table-cell>
          <table:table-cell/>
          <table:table-cell office:value-type="float" office:value="2392" calcext:value-type="float">
            <text:p>2392</text:p>
          </table:table-cell>
          <table:table-cell/>
          <table:table-cell table:formula="of:=SUM([.B27];[.C27];[.D27];[.E27];[.F27])" office:value-type="float" office:value="9528" calcext:value-type="float">
            <text:p>95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19" calcext:value-type="float">
            <text:p>2419</text:p>
          </table:table-cell>
          <table:table-cell office:value-type="float" office:value="2403" calcext:value-type="float">
            <text:p>2403</text:p>
          </table:table-cell>
          <table:table-cell office:value-type="float" office:value="2314" calcext:value-type="float">
            <text:p>2314</text:p>
          </table:table-cell>
          <table:table-cell/>
          <table:table-cell office:value-type="float" office:value="2392" calcext:value-type="float">
            <text:p>2392</text:p>
          </table:table-cell>
          <table:table-cell/>
          <table:table-cell table:formula="of:=SUM([.B28];[.C28];[.D28];[.E28];[.F28])" office:value-type="float" office:value="9528" calcext:value-type="float">
            <text:p>95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19" calcext:value-type="float">
            <text:p>2419</text:p>
          </table:table-cell>
          <table:table-cell office:value-type="float" office:value="2403" calcext:value-type="float">
            <text:p>2403</text:p>
          </table:table-cell>
          <table:table-cell office:value-type="float" office:value="2314" calcext:value-type="float">
            <text:p>2314</text:p>
          </table:table-cell>
          <table:table-cell/>
          <table:table-cell office:value-type="float" office:value="2392" calcext:value-type="float">
            <text:p>2392</text:p>
          </table:table-cell>
          <table:table-cell/>
          <table:table-cell table:formula="of:=SUM([.B29];[.C29];[.D29];[.E29];[.F29])" office:value-type="float" office:value="9528" calcext:value-type="float">
            <text:p>95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19" calcext:value-type="float">
            <text:p>2419</text:p>
          </table:table-cell>
          <table:table-cell office:value-type="float" office:value="2403" calcext:value-type="float">
            <text:p>2403</text:p>
          </table:table-cell>
          <table:table-cell office:value-type="float" office:value="2314" calcext:value-type="float">
            <text:p>2314</text:p>
          </table:table-cell>
          <table:table-cell/>
          <table:table-cell office:value-type="float" office:value="2392" calcext:value-type="float">
            <text:p>2392</text:p>
          </table:table-cell>
          <table:table-cell/>
          <table:table-cell table:formula="of:=SUM([.B30];[.C30];[.D30];[.E30];[.F30])" office:value-type="float" office:value="9528" calcext:value-type="float">
            <text:p>95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19" calcext:value-type="float">
            <text:p>2419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2392" calcext:value-type="float">
            <text:p>2392</text:p>
          </table:table-cell>
          <table:table-cell/>
          <table:table-cell table:formula="of:=SUM([.B31];[.C31];[.D31];[.E31];[.F31])" office:value-type="float" office:value="9515" calcext:value-type="float">
            <text:p>95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19" calcext:value-type="float">
            <text:p>2419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2392" calcext:value-type="float">
            <text:p>2392</text:p>
          </table:table-cell>
          <table:table-cell/>
          <table:table-cell table:formula="of:=SUM([.B32];[.C32];[.D32];[.E32];[.F32])" office:value-type="float" office:value="9515" calcext:value-type="float">
            <text:p>95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19" calcext:value-type="float">
            <text:p>2419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2392" calcext:value-type="float">
            <text:p>2392</text:p>
          </table:table-cell>
          <table:table-cell/>
          <table:table-cell table:formula="of:=SUM([.B33];[.C33];[.D33];[.E33];[.F33])" office:value-type="float" office:value="9515" calcext:value-type="float">
            <text:p>95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94" calcext:value-type="float">
            <text:p>2394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2377" calcext:value-type="float">
            <text:p>2377</text:p>
          </table:table-cell>
          <table:table-cell/>
          <table:table-cell table:formula="of:=SUM([.B34];[.C34];[.D34];[.E34];[.F34])" office:value-type="float" office:value="9475" calcext:value-type="float">
            <text:p>94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85" calcext:value-type="float">
            <text:p>2385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2377" calcext:value-type="float">
            <text:p>2377</text:p>
          </table:table-cell>
          <table:table-cell/>
          <table:table-cell table:formula="of:=SUM([.B35];[.C35];[.D35];[.E35];[.F35])" office:value-type="float" office:value="9466" calcext:value-type="float">
            <text:p>94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85" calcext:value-type="float">
            <text:p>2385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2377" calcext:value-type="float">
            <text:p>2377</text:p>
          </table:table-cell>
          <table:table-cell/>
          <table:table-cell table:formula="of:=SUM([.B36];[.C36];[.D36];[.E36];[.F36])" office:value-type="float" office:value="9466" calcext:value-type="float">
            <text:p>94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85" calcext:value-type="float">
            <text:p>2385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2377" calcext:value-type="float">
            <text:p>2377</text:p>
          </table:table-cell>
          <table:table-cell/>
          <table:table-cell table:formula="of:=SUM([.B37];[.C37];[.D37];[.E37];[.F37])" office:value-type="float" office:value="9466" calcext:value-type="float">
            <text:p>94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54" calcext:value-type="float">
            <text:p>2354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2377" calcext:value-type="float">
            <text:p>2377</text:p>
          </table:table-cell>
          <table:table-cell/>
          <table:table-cell table:formula="of:=SUM([.B38];[.C38];[.D38];[.E38];[.F38])" office:value-type="float" office:value="9435" calcext:value-type="float">
            <text:p>94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54" calcext:value-type="float">
            <text:p>2354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2366" calcext:value-type="float">
            <text:p>2366</text:p>
          </table:table-cell>
          <table:table-cell/>
          <table:table-cell table:formula="of:=SUM([.B39];[.C39];[.D39];[.E39];[.F39])" office:value-type="float" office:value="9424" calcext:value-type="float">
            <text:p>94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54" calcext:value-type="float">
            <text:p>2354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2366" calcext:value-type="float">
            <text:p>2366</text:p>
          </table:table-cell>
          <table:table-cell/>
          <table:table-cell table:formula="of:=SUM([.B40];[.C40];[.D40];[.E40];[.F40])" office:value-type="float" office:value="9424" calcext:value-type="float">
            <text:p>94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54" calcext:value-type="float">
            <text:p>2354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2366" calcext:value-type="float">
            <text:p>2366</text:p>
          </table:table-cell>
          <table:table-cell/>
          <table:table-cell table:formula="of:=SUM([.B41];[.C41];[.D41];[.E41];[.F41])" office:value-type="float" office:value="9424" calcext:value-type="float">
            <text:p>94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42" calcext:value-type="float">
            <text:p>2342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2366" calcext:value-type="float">
            <text:p>2366</text:p>
          </table:table-cell>
          <table:table-cell/>
          <table:table-cell table:formula="of:=SUM([.B42];[.C42];[.D42];[.E42];[.F42])" office:value-type="float" office:value="9412" calcext:value-type="float">
            <text:p>94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42" calcext:value-type="float">
            <text:p>2342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43];[.C43];[.D43];[.E43];[.F43])" office:value-type="float" office:value="9372" calcext:value-type="float">
            <text:p>93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39" calcext:value-type="float">
            <text:p>2339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44];[.C44];[.D44];[.E44];[.F44])" office:value-type="float" office:value="9369" calcext:value-type="float">
            <text:p>93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39" calcext:value-type="float">
            <text:p>2339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45];[.C45];[.D45];[.E45];[.F45])" office:value-type="float" office:value="9369" calcext:value-type="float">
            <text:p>93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39" calcext:value-type="float">
            <text:p>2339</text:p>
          </table:table-cell>
          <table:table-cell office:value-type="float" office:value="2390" calcext:value-type="float">
            <text:p>2390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46];[.C46];[.D46];[.E46];[.F46])" office:value-type="float" office:value="9356" calcext:value-type="float">
            <text:p>93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39" calcext:value-type="float">
            <text:p>2339</text:p>
          </table:table-cell>
          <table:table-cell office:value-type="float" office:value="2390" calcext:value-type="float">
            <text:p>2390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47];[.C47];[.D47];[.E47];[.F47])" office:value-type="float" office:value="9356" calcext:value-type="float">
            <text:p>93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39" calcext:value-type="float">
            <text:p>2339</text:p>
          </table:table-cell>
          <table:table-cell office:value-type="float" office:value="2390" calcext:value-type="float">
            <text:p>2390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48];[.C48];[.D48];[.E48];[.F48])" office:value-type="float" office:value="9356" calcext:value-type="float">
            <text:p>93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36" calcext:value-type="float">
            <text:p>2336</text:p>
          </table:table-cell>
          <table:table-cell office:value-type="float" office:value="2390" calcext:value-type="float">
            <text:p>2390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49];[.C49];[.D49];[.E49];[.F49])" office:value-type="float" office:value="9353" calcext:value-type="float">
            <text:p>93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36" calcext:value-type="float">
            <text:p>2336</text:p>
          </table:table-cell>
          <table:table-cell office:value-type="float" office:value="2390" calcext:value-type="float">
            <text:p>2390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50];[.C50];[.D50];[.E50];[.F50])" office:value-type="float" office:value="9353" calcext:value-type="float">
            <text:p>93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36" calcext:value-type="float">
            <text:p>2336</text:p>
          </table:table-cell>
          <table:table-cell office:value-type="float" office:value="2375" calcext:value-type="float">
            <text:p>2375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51];[.C51];[.D51];[.E51];[.F51])" office:value-type="float" office:value="9338" calcext:value-type="float">
            <text:p>93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36" calcext:value-type="float">
            <text:p>2336</text:p>
          </table:table-cell>
          <table:table-cell office:value-type="float" office:value="2375" calcext:value-type="float">
            <text:p>2375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52];[.C52];[.D52];[.E52];[.F52])" office:value-type="float" office:value="9337" calcext:value-type="float">
            <text:p>93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36" calcext:value-type="float">
            <text:p>2336</text:p>
          </table:table-cell>
          <table:table-cell office:value-type="float" office:value="2375" calcext:value-type="float">
            <text:p>2375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53];[.C53];[.D53];[.E53];[.F53])" office:value-type="float" office:value="9337" calcext:value-type="float">
            <text:p>93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36" calcext:value-type="float">
            <text:p>2336</text:p>
          </table:table-cell>
          <table:table-cell office:value-type="float" office:value="2368" calcext:value-type="float">
            <text:p>2368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54];[.C54];[.D54];[.E54];[.F54])" office:value-type="float" office:value="9330" calcext:value-type="float">
            <text:p>93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36" calcext:value-type="float">
            <text:p>2336</text:p>
          </table:table-cell>
          <table:table-cell office:value-type="float" office:value="2368" calcext:value-type="float">
            <text:p>2368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55];[.C55];[.D55];[.E55];[.F55])" office:value-type="float" office:value="9330" calcext:value-type="float">
            <text:p>93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56];[.C56];[.D56];[.E56];[.F56])" office:value-type="float" office:value="9308" calcext:value-type="float">
            <text:p>93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57];[.C57];[.D57];[.E57];[.F57])" office:value-type="float" office:value="9308" calcext:value-type="float">
            <text:p>93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58];[.C58];[.D58];[.E58];[.F58])" office:value-type="float" office:value="9308" calcext:value-type="float">
            <text:p>93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59];[.C59];[.D59];[.E59];[.F59])" office:value-type="float" office:value="9308" calcext:value-type="float">
            <text:p>93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60];[.C60];[.D60];[.E60];[.F60])" office:value-type="float" office:value="9308" calcext:value-type="float">
            <text:p>93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61];[.C61];[.D61];[.E61];[.F61])" office:value-type="float" office:value="9308" calcext:value-type="float">
            <text:p>93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62];[.C62];[.D62];[.E62];[.F62])" office:value-type="float" office:value="9308" calcext:value-type="float">
            <text:p>93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92" calcext:value-type="float">
            <text:p>2292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63];[.C63];[.D63];[.E63];[.F63])"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92" calcext:value-type="float">
            <text:p>2292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64];[.C64];[.D64];[.E64];[.F64])"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92" calcext:value-type="float">
            <text:p>2292</text:p>
          </table:table-cell>
          <table:table-cell/>
          <table:table-cell office:value-type="float" office:value="2326" calcext:value-type="float">
            <text:p>2326</text:p>
          </table:table-cell>
          <table:table-cell/>
          <table:table-cell table:formula="of:=SUM([.B65];[.C65];[.D65];[.E65];[.F65])"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92" calcext:value-type="float">
            <text:p>2292</text:p>
          </table:table-cell>
          <table:table-cell/>
          <table:table-cell office:value-type="float" office:value="2283" calcext:value-type="float">
            <text:p>2283</text:p>
          </table:table-cell>
          <table:table-cell/>
          <table:table-cell table:formula="of:=SUM([.B66];[.C66];[.D66];[.E66];[.F66])" office:value-type="float" office:value="9257" calcext:value-type="float">
            <text:p>92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92" calcext:value-type="float">
            <text:p>2292</text:p>
          </table:table-cell>
          <table:table-cell/>
          <table:table-cell office:value-type="float" office:value="2283" calcext:value-type="float">
            <text:p>2283</text:p>
          </table:table-cell>
          <table:table-cell/>
          <table:table-cell table:formula="of:=SUM([.B67];[.C67];[.D67];[.E67];[.F67])" office:value-type="float" office:value="9257" calcext:value-type="float">
            <text:p>925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83" calcext:value-type="float">
            <text:p>2283</text:p>
          </table:table-cell>
          <table:table-cell/>
          <table:table-cell table:formula="of:=SUM([.B68];[.C68];[.D68];[.E68];[.F68])" office:value-type="float" office:value="9251" calcext:value-type="float">
            <text:p>92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83" calcext:value-type="float">
            <text:p>2283</text:p>
          </table:table-cell>
          <table:table-cell/>
          <table:table-cell table:formula="of:=SUM([.B69];[.C69];[.D69];[.E69];[.F69])" office:value-type="float" office:value="9251" calcext:value-type="float">
            <text:p>92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83" calcext:value-type="float">
            <text:p>2283</text:p>
          </table:table-cell>
          <table:table-cell/>
          <table:table-cell table:formula="of:=SUM([.B70];[.C70];[.D70];[.E70];[.F70])" office:value-type="float" office:value="9251" calcext:value-type="float">
            <text:p>92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78" calcext:value-type="float">
            <text:p>2278</text:p>
          </table:table-cell>
          <table:table-cell/>
          <table:table-cell table:formula="of:=SUM([.B71];[.C71];[.D71];[.E71];[.F71])" office:value-type="float" office:value="9246" calcext:value-type="float">
            <text:p>92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78" calcext:value-type="float">
            <text:p>2278</text:p>
          </table:table-cell>
          <table:table-cell/>
          <table:table-cell table:formula="of:=SUM([.B72];[.C72];[.D72];[.E72];[.F72])" office:value-type="float" office:value="9246" calcext:value-type="float">
            <text:p>92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78" calcext:value-type="float">
            <text:p>2278</text:p>
          </table:table-cell>
          <table:table-cell/>
          <table:table-cell table:formula="of:=SUM([.B73];[.C73];[.D73];[.E73];[.F73])" office:value-type="float" office:value="9246" calcext:value-type="float">
            <text:p>92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78" calcext:value-type="float">
            <text:p>2278</text:p>
          </table:table-cell>
          <table:table-cell/>
          <table:table-cell table:formula="of:=SUM([.B74];[.C74];[.D74];[.E74];[.F74])" office:value-type="float" office:value="9246" calcext:value-type="float">
            <text:p>92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78" calcext:value-type="float">
            <text:p>2278</text:p>
          </table:table-cell>
          <table:table-cell/>
          <table:table-cell table:formula="of:=SUM([.B75];[.C75];[.D75];[.E75];[.F75])" office:value-type="float" office:value="9246" calcext:value-type="float">
            <text:p>92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78" calcext:value-type="float">
            <text:p>2278</text:p>
          </table:table-cell>
          <table:table-cell/>
          <table:table-cell table:formula="of:=SUM([.B76];[.C76];[.D76];[.E76];[.F76])" office:value-type="float" office:value="9246" calcext:value-type="float">
            <text:p>92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9" calcext:value-type="float">
            <text:p>2249</text:p>
          </table:table-cell>
          <table:table-cell/>
          <table:table-cell table:formula="of:=SUM([.B77];[.C77];[.D77];[.E77];[.F77])" office:value-type="float" office:value="9217" calcext:value-type="float">
            <text:p>92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9" calcext:value-type="float">
            <text:p>2249</text:p>
          </table:table-cell>
          <table:table-cell/>
          <table:table-cell table:formula="of:=SUM([.B78];[.C78];[.D78];[.E78];[.F78])" office:value-type="float" office:value="9217" calcext:value-type="float">
            <text:p>92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9" calcext:value-type="float">
            <text:p>2249</text:p>
          </table:table-cell>
          <table:table-cell/>
          <table:table-cell table:formula="of:=SUM([.B79];[.C79];[.D79];[.E79];[.F79])" office:value-type="float" office:value="9217" calcext:value-type="float">
            <text:p>92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9" calcext:value-type="float">
            <text:p>2249</text:p>
          </table:table-cell>
          <table:table-cell/>
          <table:table-cell table:formula="of:=SUM([.B80];[.C80];[.D80];[.E80];[.F80])" office:value-type="float" office:value="9217" calcext:value-type="float">
            <text:p>92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7" calcext:value-type="float">
            <text:p>2247</text:p>
          </table:table-cell>
          <table:table-cell/>
          <table:table-cell table:formula="of:=SUM([.B81];[.C81];[.D81];[.E81];[.F81])" office:value-type="float" office:value="9215" calcext:value-type="float">
            <text:p>92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7" calcext:value-type="float">
            <text:p>2247</text:p>
          </table:table-cell>
          <table:table-cell/>
          <table:table-cell table:formula="of:=SUM([.B82];[.C82];[.D82];[.E82];[.F82])" office:value-type="float" office:value="9215" calcext:value-type="float">
            <text:p>92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7" calcext:value-type="float">
            <text:p>2247</text:p>
          </table:table-cell>
          <table:table-cell/>
          <table:table-cell table:formula="of:=SUM([.B83];[.C83];[.D83];[.E83];[.F83])" office:value-type="float" office:value="9215" calcext:value-type="float">
            <text:p>92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7" calcext:value-type="float">
            <text:p>2247</text:p>
          </table:table-cell>
          <table:table-cell/>
          <table:table-cell table:formula="of:=SUM([.B84];[.C84];[.D84];[.E84];[.F84])" office:value-type="float" office:value="9215" calcext:value-type="float">
            <text:p>92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7" calcext:value-type="float">
            <text:p>2247</text:p>
          </table:table-cell>
          <table:table-cell/>
          <table:table-cell table:formula="of:=SUM([.B85];[.C85];[.D85];[.E85];[.F85])" office:value-type="float" office:value="9215" calcext:value-type="float">
            <text:p>92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7" calcext:value-type="float">
            <text:p>2247</text:p>
          </table:table-cell>
          <table:table-cell/>
          <table:table-cell table:formula="of:=SUM([.B86];[.C86];[.D86];[.E86];[.F86])" office:value-type="float" office:value="9215" calcext:value-type="float">
            <text:p>92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7" calcext:value-type="float">
            <text:p>2247</text:p>
          </table:table-cell>
          <table:table-cell/>
          <table:table-cell table:formula="of:=SUM([.B87];[.C87];[.D87];[.E87];[.F87])" office:value-type="float" office:value="9215" calcext:value-type="float">
            <text:p>92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7" calcext:value-type="float">
            <text:p>2247</text:p>
          </table:table-cell>
          <table:table-cell/>
          <table:table-cell table:formula="of:=SUM([.B88];[.C88];[.D88];[.E88];[.F88])" office:value-type="float" office:value="9215" calcext:value-type="float">
            <text:p>92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7" calcext:value-type="float">
            <text:p>2247</text:p>
          </table:table-cell>
          <table:table-cell/>
          <table:table-cell table:formula="of:=SUM([.B89];[.C89];[.D89];[.E89];[.F89])" office:value-type="float" office:value="9215" calcext:value-type="float">
            <text:p>92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7" calcext:value-type="float">
            <text:p>2247</text:p>
          </table:table-cell>
          <table:table-cell/>
          <table:table-cell table:formula="of:=SUM([.B90];[.C90];[.D90];[.E90];[.F90])" office:value-type="float" office:value="9215" calcext:value-type="float">
            <text:p>92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7" calcext:value-type="float">
            <text:p>2247</text:p>
          </table:table-cell>
          <table:table-cell/>
          <table:table-cell table:formula="of:=SUM([.B91];[.C91];[.D91];[.E91];[.F91])" office:value-type="float" office:value="9215" calcext:value-type="float">
            <text:p>92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7" calcext:value-type="float">
            <text:p>2247</text:p>
          </table:table-cell>
          <table:table-cell/>
          <table:table-cell table:formula="of:=SUM([.B92];[.C92];[.D92];[.E92];[.F92])" office:value-type="float" office:value="9215" calcext:value-type="float">
            <text:p>92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7" calcext:value-type="float">
            <text:p>2247</text:p>
          </table:table-cell>
          <table:table-cell/>
          <table:table-cell table:formula="of:=SUM([.B93];[.C93];[.D93];[.E93];[.F93])" office:value-type="float" office:value="9215" calcext:value-type="float">
            <text:p>92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7" calcext:value-type="float">
            <text:p>2247</text:p>
          </table:table-cell>
          <table:table-cell/>
          <table:table-cell table:formula="of:=SUM([.B94];[.C94];[.D94];[.E94];[.F94])" office:value-type="float" office:value="9215" calcext:value-type="float">
            <text:p>92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7" calcext:value-type="float">
            <text:p>2247</text:p>
          </table:table-cell>
          <table:table-cell/>
          <table:table-cell table:formula="of:=SUM([.B95];[.C95];[.D95];[.E95];[.F95])" office:value-type="float" office:value="9215" calcext:value-type="float">
            <text:p>92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7" calcext:value-type="float">
            <text:p>2247</text:p>
          </table:table-cell>
          <table:table-cell/>
          <table:table-cell table:formula="of:=SUM([.B96];[.C96];[.D96];[.E96];[.F96])" office:value-type="float" office:value="9215" calcext:value-type="float">
            <text:p>92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7" calcext:value-type="float">
            <text:p>2247</text:p>
          </table:table-cell>
          <table:table-cell/>
          <table:table-cell table:formula="of:=SUM([.B97];[.C97];[.D97];[.E97];[.F97])" office:value-type="float" office:value="9215" calcext:value-type="float">
            <text:p>92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4" calcext:value-type="float">
            <text:p>2244</text:p>
          </table:table-cell>
          <table:table-cell/>
          <table:table-cell table:formula="of:=SUM([.B98];[.C98];[.D98];[.E98];[.F98])" office:value-type="float" office:value="9212" calcext:value-type="float">
            <text:p>92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4" calcext:value-type="float">
            <text:p>2244</text:p>
          </table:table-cell>
          <table:table-cell/>
          <table:table-cell table:formula="of:=SUM([.B99];[.C99];[.D99];[.E99];[.F99])" office:value-type="float" office:value="9212" calcext:value-type="float">
            <text:p>92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4" calcext:value-type="float">
            <text:p>2244</text:p>
          </table:table-cell>
          <table:table-cell/>
          <table:table-cell table:formula="of:=SUM([.B100];[.C100];[.D100];[.E100];[.F100])" office:value-type="float" office:value="9212" calcext:value-type="float">
            <text:p>92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4" calcext:value-type="float">
            <text:p>2244</text:p>
          </table:table-cell>
          <table:table-cell/>
          <table:table-cell table:formula="of:=SUM([.B101];[.C101];[.D101];[.E101];[.F101])" office:value-type="float" office:value="9212" calcext:value-type="float">
            <text:p>92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4" calcext:value-type="float">
            <text:p>2244</text:p>
          </table:table-cell>
          <table:table-cell/>
          <table:table-cell table:formula="of:=SUM([.B102];[.C102];[.D102];[.E102];[.F102])" office:value-type="float" office:value="9212" calcext:value-type="float">
            <text:p>92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44" calcext:value-type="float">
            <text:p>2244</text:p>
          </table:table-cell>
          <table:table-cell/>
          <table:table-cell table:formula="of:=SUM([.B103];[.C103];[.D103];[.E103];[.F103])" office:value-type="float" office:value="9212" calcext:value-type="float">
            <text:p>92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04];[.C104];[.D104];[.E104];[.F104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05];[.C105];[.D105];[.E105];[.F105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06];[.C106];[.D106];[.E106];[.F106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07];[.C107];[.D107];[.E107];[.F107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08];[.C108];[.D108];[.E108];[.F108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09];[.C109];[.D109];[.E109];[.F109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10];[.C110];[.D110];[.E110];[.F110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11];[.C111];[.D111];[.E111];[.F111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12];[.C112];[.D112];[.E112];[.F112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13];[.C113];[.D113];[.E113];[.F113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14];[.C114];[.D114];[.E114];[.F114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15];[.C115];[.D115];[.E115];[.F115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16];[.C116];[.D116];[.E116];[.F116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17];[.C117];[.D117];[.E117];[.F117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18];[.C118];[.D118];[.E118];[.F118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19];[.C119];[.D119];[.E119];[.F119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20];[.C120];[.D120];[.E120];[.F120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21];[.C121];[.D121];[.E121];[.F121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22];[.C122];[.D122];[.E122];[.F122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23];[.C123];[.D123];[.E123];[.F123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24];[.C124];[.D124];[.E124];[.F124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25];[.C125];[.D125];[.E125];[.F125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26];[.C126];[.D126];[.E126];[.F126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27];[.C127];[.D127];[.E127];[.F127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28];[.C128];[.D128];[.E128];[.F128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29];[.C129];[.D129];[.E129];[.F129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30];[.C130];[.D130];[.E130];[.F130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31];[.C131];[.D131];[.E131];[.F131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32];[.C132];[.D132];[.E132];[.F132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33];[.C133];[.D133];[.E133];[.F133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34];[.C134];[.D134];[.E134];[.F134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35];[.C135];[.D135];[.E135];[.F135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36];[.C136];[.D136];[.E136];[.F136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37];[.C137];[.D137];[.E137];[.F137])"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5" calcext:value-type="float">
            <text:p>2285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38];[.C138];[.D138];[.E138];[.F138])" office:value-type="float" office:value="9204" calcext:value-type="float">
            <text:p>92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39];[.C139];[.D139];[.E139];[.F139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40];[.C140];[.D140];[.E140];[.F140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41];[.C141];[.D141];[.E141];[.F141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42];[.C142];[.D142];[.E142];[.F142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43];[.C143];[.D143];[.E143];[.F143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44];[.C144];[.D144];[.E144];[.F144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45];[.C145];[.D145];[.E145];[.F145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46];[.C146];[.D146];[.E146];[.F146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47];[.C147];[.D147];[.E147];[.F147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48];[.C148];[.D148];[.E148];[.F148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49];[.C149];[.D149];[.E149];[.F149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50];[.C150];[.D150];[.E150];[.F150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51];[.C151];[.D151];[.E151];[.F151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52];[.C152];[.D152];[.E152];[.F152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53];[.C153];[.D153];[.E153];[.F153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54];[.C154];[.D154];[.E154];[.F154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55];[.C155];[.D155];[.E155];[.F155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56];[.C156];[.D156];[.E156];[.F156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57];[.C157];[.D157];[.E157];[.F157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58];[.C158];[.D158];[.E158];[.F158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59];[.C159];[.D159];[.E159];[.F159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60];[.C160];[.D160];[.E160];[.F160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61];[.C161];[.D161];[.E161];[.F161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62];[.C162];[.D162];[.E162];[.F162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63];[.C163];[.D163];[.E163];[.F163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64];[.C164];[.D164];[.E164];[.F164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65];[.C165];[.D165];[.E165];[.F165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66];[.C166];[.D166];[.E166];[.F166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67];[.C167];[.D167];[.E167];[.F167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68];[.C168];[.D168];[.E168];[.F168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69];[.C169];[.D169];[.E169];[.F169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70];[.C170];[.D170];[.E170];[.F170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71];[.C171];[.D171];[.E171];[.F171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72];[.C172];[.D172];[.E172];[.F172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73];[.C173];[.D173];[.E173];[.F173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74];[.C174];[.D174];[.E174];[.F174])"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67" calcext:value-type="float">
            <text:p>2267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75];[.C175];[.D175];[.E175];[.F175])" office:value-type="float" office:value="9186" calcext:value-type="float">
            <text:p>91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7" calcext:value-type="float">
            <text:p>2237</text:p>
          </table:table-cell>
          <table:table-cell/>
          <table:table-cell table:formula="of:=SUM([.B176];[.C176];[.D176];[.E176];[.F176])" office:value-type="float" office:value="9177" calcext:value-type="float">
            <text:p>917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77];[.C177];[.D177];[.E177];[.F177])" office:value-type="float" office:value="9175" calcext:value-type="float">
            <text:p>91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78];[.C178];[.D178];[.E178];[.F178])" office:value-type="float" office:value="9175" calcext:value-type="float">
            <text:p>91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79];[.C179];[.D179];[.E179];[.F179])" office:value-type="float" office:value="9175" calcext:value-type="float">
            <text:p>917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80];[.C180];[.D180];[.E180];[.F180])" office:value-type="float" office:value="9175" calcext:value-type="float">
            <text:p>91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81];[.C181];[.D181];[.E181];[.F181])" office:value-type="float" office:value="9175" calcext:value-type="float">
            <text:p>917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82];[.C182];[.D182];[.E182];[.F182])" office:value-type="float" office:value="9175" calcext:value-type="float">
            <text:p>917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83];[.C183];[.D183];[.E183];[.F183])" office:value-type="float" office:value="9175" calcext:value-type="float">
            <text:p>917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84];[.C184];[.D184];[.E184];[.F184])" office:value-type="float" office:value="9175" calcext:value-type="float">
            <text:p>917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85];[.C185];[.D185];[.E185];[.F185])" office:value-type="float" office:value="9175" calcext:value-type="float">
            <text:p>917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86];[.C186];[.D186];[.E186];[.F186])" office:value-type="float" office:value="9175" calcext:value-type="float">
            <text:p>917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87];[.C187];[.D187];[.E187];[.F187])" office:value-type="float" office:value="9175" calcext:value-type="float">
            <text:p>917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88];[.C188];[.D188];[.E188];[.F188])" office:value-type="float" office:value="9175" calcext:value-type="float">
            <text:p>917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89];[.C189];[.D189];[.E189];[.F189])" office:value-type="float" office:value="9175" calcext:value-type="float">
            <text:p>917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90];[.C190];[.D190];[.E190];[.F190])" office:value-type="float" office:value="9172" calcext:value-type="float">
            <text:p>91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91];[.C191];[.D191];[.E191];[.F191])" office:value-type="float" office:value="9172" calcext:value-type="float">
            <text:p>917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92];[.C192];[.D192];[.E192];[.F192])" office:value-type="float" office:value="9172" calcext:value-type="float">
            <text:p>917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93];[.C193];[.D193];[.E193];[.F193])" office:value-type="float" office:value="9172" calcext:value-type="float">
            <text:p>917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94];[.C194];[.D194];[.E194];[.F194])" office:value-type="float" office:value="9172" calcext:value-type="float">
            <text:p>917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95];[.C195];[.D195];[.E195];[.F195])" office:value-type="float" office:value="9172" calcext:value-type="float">
            <text:p>917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96];[.C196];[.D196];[.E196];[.F196])" office:value-type="float" office:value="9172" calcext:value-type="float">
            <text:p>917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97];[.C197];[.D197];[.E197];[.F197])" office:value-type="float" office:value="9172" calcext:value-type="float">
            <text:p>917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98];[.C198];[.D198];[.E198];[.F198])" office:value-type="float" office:value="9172" calcext:value-type="float">
            <text:p>917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199];[.C199];[.D199];[.E199];[.F199])" office:value-type="float" office:value="9172" calcext:value-type="float">
            <text:p>91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200];[.C200];[.D200];[.E200];[.F200])" office:value-type="float" office:value="9172" calcext:value-type="float">
            <text:p>91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table:formula="of:=SUM([.B201];[.C201];[.D201];[.E201];[.F201])" office:value-type="float" office:value="9172" calcext:value-type="float">
            <text:p>91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4T23:49:25.805000000</dc:date>
    <meta:editing-duration>PT16M54S</meta:editing-duration>
    <meta:editing-cycles>5</meta:editing-cycles>
    <meta:generator>LibreOffice/7.3.7.2$Windows_X86_64 LibreOffice_project/e114eadc50a9ff8d8c8a0567d6da8f454beeb84f</meta:generator>
    <meta:document-statistic meta:table-count="1" meta:cell-count="1207" meta:object-count="0"/>
  </office:meta>
</office:document-meta>
</file>